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officeooo:rsid="0013b258" officeooo:paragraph-rsid="0013b258" style:font-weight-asian="bold" style:font-weight-complex="bold"/>
    </style:style>
    <style:style style:name="P2" style:family="paragraph" style:parent-style-name="Standard">
      <style:text-properties fo:language="pt" fo:country="BR" style:text-underline-style="solid" style:text-underline-width="auto" style:text-underline-color="font-color" fo:font-weight="normal" officeooo:rsid="0013b258" officeooo:paragraph-rsid="0013b258" style:font-size-asian="10.5pt" style:font-weight-asian="normal" style:font-weight-complex="normal"/>
    </style:style>
    <style:style style:name="P3" style:family="paragraph" style:parent-style-name="Standard">
      <style:text-properties fo:language="pt" fo:country="BR" style:text-underline-style="solid" style:text-underline-width="auto" style:text-underline-color="font-color" fo:font-weight="normal" officeooo:rsid="00149901" officeooo:paragraph-rsid="00149901" style:font-size-asian="10.5pt" style:font-weight-asian="normal" style:font-weight-complex="normal"/>
    </style:style>
    <style:style style:name="P4" style:family="paragraph" style:parent-style-name="Standard">
      <style:text-properties fo:language="pt" fo:country="BR" style:text-underline-style="solid" style:text-underline-width="auto" style:text-underline-color="font-color" fo:font-weight="normal" officeooo:rsid="00149901" officeooo:paragraph-rsid="0024a061" style:font-size-asian="10.5pt" style:font-weight-asian="normal" style:font-weight-complex="normal"/>
    </style:style>
    <style:style style:name="P5" style:family="paragraph" style:parent-style-name="Standard">
      <style:text-properties fo:language="pt" fo:country="BR" style:text-underline-style="solid" style:text-underline-width="auto" style:text-underline-color="font-color" fo:font-weight="normal" officeooo:rsid="00149901" officeooo:paragraph-rsid="0016d5bc" style:font-size-asian="10.5pt" style:font-weight-asian="normal" style:font-weight-complex="normal"/>
    </style:style>
    <style:style style:name="P6" style:family="paragraph" style:parent-style-name="Standard">
      <style:text-properties fo:language="pt" fo:country="BR" style:text-underline-style="solid" style:text-underline-width="auto" style:text-underline-color="font-color" fo:font-weight="normal" officeooo:rsid="0014f54e" officeooo:paragraph-rsid="0014f54e" style:font-size-asian="10.5pt" style:font-weight-asian="normal" style:font-weight-complex="normal"/>
    </style:style>
    <style:style style:name="P7" style:family="paragraph" style:parent-style-name="Standard">
      <style:text-properties fo:language="pt" fo:country="BR" style:text-underline-style="solid" style:text-underline-width="auto" style:text-underline-color="font-color" fo:font-weight="normal" officeooo:rsid="0018408b" officeooo:paragraph-rsid="0018408b" style:font-size-asian="10.5pt" style:font-weight-asian="normal" style:font-weight-complex="normal"/>
    </style:style>
    <style:style style:name="P8" style:family="paragraph" style:parent-style-name="Standard">
      <style:text-properties fo:language="pt" fo:country="BR" style:text-underline-style="solid" style:text-underline-width="auto" style:text-underline-color="font-color" fo:font-weight="normal" officeooo:rsid="0018e5cf" officeooo:paragraph-rsid="0018e5cf" style:font-size-asian="10.5pt" style:font-weight-asian="normal" style:font-weight-complex="normal"/>
    </style:style>
    <style:style style:name="P9" style:family="paragraph" style:parent-style-name="Standard">
      <style:text-properties fo:language="pt" fo:country="BR" style:text-underline-style="solid" style:text-underline-width="auto" style:text-underline-color="font-color" fo:font-weight="normal" officeooo:rsid="0019f191" officeooo:paragraph-rsid="0019f191" style:font-size-asian="10.5pt" style:font-weight-asian="normal" style:font-weight-complex="normal"/>
    </style:style>
    <style:style style:name="P10" style:family="paragraph" style:parent-style-name="Standard">
      <style:text-properties fo:language="pt" fo:country="BR" style:text-underline-style="solid" style:text-underline-width="auto" style:text-underline-color="font-color" fo:font-weight="normal" officeooo:rsid="002138e7" officeooo:paragraph-rsid="002138e7" style:font-size-asian="10.5pt" style:font-weight-asian="normal" style:font-weight-complex="normal"/>
    </style:style>
    <style:style style:name="P11" style:family="paragraph" style:parent-style-name="Standard">
      <style:text-properties fo:language="pt" fo:country="BR" style:text-underline-style="solid" style:text-underline-width="auto" style:text-underline-color="font-color" fo:font-weight="normal" officeooo:rsid="002708b3" officeooo:paragraph-rsid="002708b3" style:font-size-asian="10.5pt" style:font-weight-asian="normal" style:font-weight-complex="normal"/>
    </style:style>
    <style:style style:name="P12" style:family="paragraph" style:parent-style-name="Standard">
      <style:text-properties fo:language="pt" fo:country="BR" style:text-underline-style="solid" style:text-underline-width="auto" style:text-underline-color="font-color" fo:font-weight="normal" officeooo:rsid="0024a061" officeooo:paragraph-rsid="0016d5bc" style:font-size-asian="10.5pt" style:font-weight-asian="normal" style:font-weight-complex="normal"/>
    </style:style>
    <style:style style:name="P13" style:family="paragraph" style:parent-style-name="Standard">
      <style:text-properties fo:language="pt" fo:country="BR" style:text-underline-style="none" fo:font-weight="normal" officeooo:rsid="0013b258" officeooo:paragraph-rsid="0013b258" style:font-size-asian="10.5pt" style:font-weight-asian="normal" style:font-weight-complex="normal"/>
    </style:style>
    <style:style style:name="P14" style:family="paragraph" style:parent-style-name="Standard">
      <style:text-properties fo:language="pt" fo:country="BR" style:text-underline-style="none" fo:font-weight="normal" officeooo:rsid="0018e5cf" officeooo:paragraph-rsid="0018e5cf" style:font-size-asian="10.5pt" style:font-weight-asian="normal" style:font-weight-complex="normal"/>
    </style:style>
    <style:style style:name="P15" style:family="paragraph" style:parent-style-name="Standard">
      <style:text-properties fo:language="pt" fo:country="BR" style:text-underline-style="none" fo:font-weight="normal" officeooo:rsid="0018e5cf" officeooo:paragraph-rsid="0019f191" style:font-size-asian="10.5pt" style:font-weight-asian="normal" style:font-weight-complex="normal"/>
    </style:style>
    <style:style style:name="P16" style:family="paragraph" style:parent-style-name="Standard">
      <style:text-properties fo:language="pt" fo:country="BR" style:text-underline-style="none" fo:font-weight="normal" officeooo:rsid="00149901" officeooo:paragraph-rsid="00149901" style:font-size-asian="10.5pt" style:font-weight-asian="normal" style:font-weight-complex="normal"/>
    </style:style>
    <style:style style:name="P17" style:family="paragraph" style:parent-style-name="Standard">
      <style:text-properties fo:language="pt" fo:country="BR" style:text-underline-style="none" fo:font-weight="normal" officeooo:rsid="0018408b" officeooo:paragraph-rsid="0018408b" style:font-size-asian="10.5pt" style:font-weight-asian="normal" style:font-weight-complex="normal"/>
    </style:style>
    <style:style style:name="P18" style:family="paragraph" style:parent-style-name="Standard">
      <style:text-properties fo:language="pt" fo:country="BR" style:text-underline-style="none" fo:font-weight="normal" officeooo:rsid="002138e7" officeooo:paragraph-rsid="002138e7" style:font-size-asian="10.5pt" style:font-weight-asian="normal" style:font-weight-complex="normal"/>
    </style:style>
    <style:style style:name="P19" style:family="paragraph" style:parent-style-name="Standard">
      <style:text-properties fo:language="pt" fo:country="BR" style:text-underline-style="none" fo:font-weight="normal" officeooo:rsid="00221f5b" officeooo:paragraph-rsid="00221f5b" style:font-size-asian="10.5pt" style:font-weight-asian="normal" style:font-weight-complex="normal"/>
    </style:style>
    <style:style style:name="P20" style:family="paragraph" style:parent-style-name="Standard">
      <style:text-properties fo:language="pt" fo:country="BR" style:text-underline-style="none" fo:font-weight="normal" officeooo:rsid="00223de1" officeooo:paragraph-rsid="00223de1" style:font-size-asian="10.5pt" style:font-weight-asian="normal" style:font-weight-complex="normal"/>
    </style:style>
    <style:style style:name="P21" style:family="paragraph" style:parent-style-name="Standard">
      <style:text-properties fo:language="pt" fo:country="BR" style:text-underline-style="none" fo:font-weight="normal" officeooo:rsid="00244114" officeooo:paragraph-rsid="00244114" style:font-size-asian="10.5pt" style:font-weight-asian="normal" style:font-weight-complex="normal"/>
    </style:style>
    <style:style style:name="P22" style:family="paragraph" style:parent-style-name="Standard">
      <style:text-properties fo:language="pt" fo:country="BR" style:text-underline-style="none" fo:font-weight="normal" officeooo:rsid="00244114" officeooo:paragraph-rsid="0024a061" style:font-size-asian="10.5pt" style:font-weight-asian="normal" style:font-weight-complex="normal"/>
    </style:style>
    <style:style style:name="P23" style:family="paragraph" style:parent-style-name="Standard">
      <style:text-properties fo:language="pt" fo:country="BR" style:text-underline-style="none" fo:font-weight="normal" officeooo:rsid="0024a061" officeooo:paragraph-rsid="0024a061" style:font-size-asian="10.5pt" style:font-weight-asian="normal" style:font-weight-complex="normal"/>
    </style:style>
    <style:style style:name="P24" style:family="paragraph" style:parent-style-name="Standard">
      <style:text-properties fo:language="pt" fo:country="BR" style:text-underline-style="none" fo:font-weight="normal" officeooo:rsid="002708b3" officeooo:paragraph-rsid="002708b3" style:font-size-asian="10.5pt" style:font-weight-asian="normal" style:font-weight-complex="normal"/>
    </style:style>
    <style:style style:name="P25" style:family="paragraph" style:parent-style-name="Standard">
      <style:text-properties fo:language="pt" fo:country="BR" style:text-underline-style="none" fo:font-weight="normal" officeooo:rsid="0027b5e5" officeooo:paragraph-rsid="0027b5e5" style:font-size-asian="10.5pt" style:font-weight-asian="normal" style:font-weight-complex="normal"/>
    </style:style>
    <style:style style:name="P26" style:family="paragraph" style:parent-style-name="Standard">
      <style:text-properties fo:language="pt" fo:country="BR" style:text-underline-style="none" fo:font-weight="normal" officeooo:rsid="0027fb10" officeooo:paragraph-rsid="0027fb10" style:font-size-asian="10.5pt" style:font-weight-asian="normal" style:font-weight-complex="normal"/>
    </style:style>
    <style:style style:name="P27" style:family="paragraph" style:parent-style-name="Standard">
      <style:text-properties fo:language="pt" fo:country="BR" style:text-underline-style="none" fo:font-weight="normal" officeooo:rsid="0027fb10" officeooo:paragraph-rsid="0028a0cb" style:font-size-asian="10.5pt" style:font-weight-asian="normal" style:font-weight-complex="normal"/>
    </style:style>
    <style:style style:name="P28" style:family="paragraph" style:parent-style-name="Standard">
      <style:text-properties fo:language="pt" fo:country="BR" style:text-underline-style="none" fo:font-weight="normal" officeooo:rsid="0028a0cb" officeooo:paragraph-rsid="0028a0cb" style:font-size-asian="10.5pt" style:font-weight-asian="normal" style:font-weight-complex="normal"/>
    </style:style>
    <style:style style:name="P29" style:family="paragraph" style:parent-style-name="Standard">
      <style:text-properties fo:language="pt" fo:country="BR" style:text-underline-style="none" fo:font-weight="normal" officeooo:rsid="002708b3" officeooo:paragraph-rsid="002708b3" style:font-size-asian="10.5pt" style:font-weight-asian="normal" style:font-weight-complex="normal"/>
    </style:style>
    <style:style style:name="P30" style:family="paragraph" style:parent-style-name="Standard" style:list-style-name="L1">
      <style:text-properties fo:language="pt" fo:country="BR" style:text-underline-style="none" fo:font-weight="normal" officeooo:rsid="001a6347" officeooo:paragraph-rsid="001a6347" style:font-size-asian="10.5pt" style:font-weight-asian="normal" style:font-weight-complex="normal"/>
    </style:style>
    <style:style style:name="P31" style:family="paragraph" style:parent-style-name="Standard" style:list-style-name="L1">
      <style:text-properties fo:language="pt" fo:country="BR" style:text-underline-style="none" fo:font-weight="normal" officeooo:rsid="001bceae" officeooo:paragraph-rsid="001bceae" style:font-size-asian="10.5pt" style:font-weight-asian="normal" style:font-weight-complex="normal"/>
    </style:style>
    <style:style style:name="P32" style:family="paragraph" style:parent-style-name="Standard">
      <style:text-properties fo:language="pt" fo:country="BR" style:text-underline-style="none" fo:font-weight="normal" officeooo:rsid="001bceae" officeooo:paragraph-rsid="003009d5" style:font-size-asian="10.5pt" style:font-weight-asian="normal" style:font-weight-complex="normal"/>
    </style:style>
    <style:style style:name="P33" style:family="paragraph" style:parent-style-name="Standard" style:list-style-name="L1">
      <style:text-properties fo:language="pt" fo:country="BR" style:text-underline-style="none" fo:font-weight="normal" officeooo:rsid="001cb7d9" officeooo:paragraph-rsid="001cb7d9" style:font-size-asian="10.5pt" style:font-weight-asian="normal" style:font-weight-complex="normal"/>
    </style:style>
    <style:style style:name="P34" style:family="paragraph" style:parent-style-name="Standard" style:list-style-name="L1">
      <style:text-properties fo:language="pt" fo:country="BR" style:text-underline-style="none" fo:font-weight="normal" officeooo:rsid="001cb7d9" officeooo:paragraph-rsid="001ea8a6" style:font-size-asian="10.5pt" style:font-weight-asian="normal" style:font-weight-complex="normal"/>
    </style:style>
    <style:style style:name="P35" style:family="paragraph" style:parent-style-name="Standard" style:list-style-name="L1">
      <style:text-properties fo:language="pt" fo:country="BR" style:text-underline-style="none" fo:font-weight="normal" officeooo:rsid="001ea8a6" officeooo:paragraph-rsid="001ea8a6" style:font-size-asian="10.5pt" style:font-weight-asian="normal" style:font-weight-complex="normal"/>
    </style:style>
    <style:style style:name="P36" style:family="paragraph" style:parent-style-name="Standard" style:list-style-name="L1">
      <style:text-properties fo:language="pt" fo:country="BR" style:text-underline-style="none" fo:font-weight="normal" officeooo:rsid="001ea8a6" officeooo:paragraph-rsid="001ea99d" style:font-size-asian="10.5pt" style:font-weight-asian="normal" style:font-weight-complex="normal"/>
    </style:style>
    <style:style style:name="P37" style:family="paragraph" style:parent-style-name="Standard">
      <style:text-properties fo:language="pt" fo:country="BR" style:text-underline-style="none" fo:font-weight="normal" officeooo:rsid="001ea8a6" officeooo:paragraph-rsid="001ea99d" style:font-size-asian="10.5pt" style:font-weight-asian="normal" style:font-weight-complex="normal"/>
    </style:style>
    <style:style style:name="P38" style:family="paragraph" style:parent-style-name="Standard">
      <style:text-properties fo:language="pt" fo:country="BR" style:text-underline-style="none" fo:font-weight="normal" officeooo:rsid="0029f2f2" officeooo:paragraph-rsid="0029f2f2" style:font-size-asian="10.5pt" style:font-weight-asian="normal" style:font-weight-complex="normal"/>
    </style:style>
    <style:style style:name="P39" style:family="paragraph" style:parent-style-name="Standard">
      <style:text-properties fo:language="pt" fo:country="BR" style:text-underline-style="none" fo:font-weight="normal" officeooo:rsid="002a6bde" officeooo:paragraph-rsid="002a6bde" style:font-size-asian="10.5pt" style:font-weight-asian="normal" style:font-weight-complex="normal"/>
    </style:style>
    <style:style style:name="P40" style:family="paragraph" style:parent-style-name="Standard">
      <style:text-properties fo:language="pt" fo:country="BR" style:text-underline-style="none" fo:font-weight="normal" officeooo:rsid="002d2064" officeooo:paragraph-rsid="002d2064" style:font-size-asian="10.5pt" style:font-weight-asian="normal" style:font-weight-complex="normal"/>
    </style:style>
    <style:style style:name="P41" style:family="paragraph" style:parent-style-name="Standard">
      <style:text-properties fo:language="pt" fo:country="BR" style:text-underline-style="none" fo:font-weight="normal" officeooo:rsid="002ea44b" officeooo:paragraph-rsid="002ea44b" style:font-size-asian="10.5pt" style:font-weight-asian="normal" style:font-weight-complex="normal"/>
    </style:style>
    <style:style style:name="P42" style:family="paragraph" style:parent-style-name="Standard">
      <style:text-properties fo:language="pt" fo:country="BR" style:text-underline-style="none" fo:font-weight="normal" officeooo:rsid="003009d5" officeooo:paragraph-rsid="003009d5" style:font-size-asian="10.5pt" style:font-weight-asian="normal" style:font-weight-complex="normal"/>
    </style:style>
    <style:style style:name="P43" style:family="paragraph" style:parent-style-name="Standard">
      <style:text-properties fo:language="pt" fo:country="BR" style:text-underline-style="none" fo:font-weight="normal" officeooo:rsid="003065b0" officeooo:paragraph-rsid="003065b0" style:font-size-asian="10.5pt" style:font-weight-asian="normal" style:font-weight-complex="normal"/>
    </style:style>
    <style:style style:name="P44" style:family="paragraph" style:parent-style-name="Standard">
      <style:text-properties fo:language="pt" fo:country="BR" style:text-underline-style="none" fo:font-weight="normal" officeooo:rsid="00309671" officeooo:paragraph-rsid="00309671" style:font-size-asian="10.5pt" style:font-weight-asian="normal" style:font-weight-complex="normal"/>
    </style:style>
    <style:style style:name="P45" style:family="paragraph" style:parent-style-name="Standard">
      <style:text-properties fo:language="pt" fo:country="BR" style:text-underline-style="none" fo:font-weight="normal" officeooo:rsid="0030bddd" officeooo:paragraph-rsid="0030bddd" style:font-size-asian="10.5pt" style:font-weight-asian="normal" style:font-weight-complex="normal"/>
    </style:style>
    <style:style style:name="P46" style:family="paragraph" style:parent-style-name="Standard" style:list-style-name="L1">
      <style:text-properties fo:language="pt" fo:country="BR" style:text-underline-style="none" fo:font-weight="normal" officeooo:rsid="00317d73" officeooo:paragraph-rsid="00317d73" style:font-size-asian="10.5pt" style:font-weight-asian="normal" style:font-weight-complex="normal"/>
    </style:style>
    <style:style style:name="P47" style:family="paragraph" style:parent-style-name="Standard">
      <style:text-properties fo:language="pt" fo:country="BR" style:text-underline-style="none" fo:font-weight="normal" officeooo:rsid="0028a0cb" officeooo:paragraph-rsid="0028a0cb" style:font-size-asian="10.5pt" style:font-weight-asian="normal" style:font-weight-complex="normal"/>
    </style:style>
    <style:style style:name="P48" style:family="paragraph" style:parent-style-name="Standard">
      <style:text-properties fo:language="pt" fo:country="BR" style:text-underline-style="none" fo:font-weight="normal" officeooo:rsid="0028a0cb" officeooo:paragraph-rsid="0019f191" style:font-size-asian="10.5pt" style:font-weight-asian="normal" style:font-weight-complex="normal"/>
    </style:style>
    <style:style style:name="P49" style:family="paragraph" style:parent-style-name="Standard">
      <style:text-properties fo:language="pt" fo:country="BR" style:text-underline-style="none" fo:font-weight="normal" officeooo:rsid="0018e5cf" officeooo:paragraph-rsid="0019f191" style:font-size-asian="10.5pt" style:font-weight-asian="normal" style:font-weight-complex="normal"/>
    </style:style>
    <style:style style:name="P50" style:family="paragraph" style:parent-style-name="Standard">
      <style:text-properties fo:language="pt" fo:country="BR" style:text-underline-style="none" fo:font-weight="normal" officeooo:rsid="0031bd7a" officeooo:paragraph-rsid="0031bd7a" style:font-size-asian="10.5pt" style:font-weight-asian="normal" style:font-weight-complex="normal"/>
    </style:style>
    <style:style style:name="P51" style:family="paragraph" style:parent-style-name="Standard">
      <style:text-properties fo:language="pt" fo:country="BR" style:text-underline-style="solid" style:text-underline-width="auto" style:text-underline-color="font-color" fo:font-weight="normal" officeooo:rsid="0019f191" officeooo:paragraph-rsid="0019f191" style:font-size-asian="10.5pt" style:font-weight-asian="normal" style:font-weight-complex="normal"/>
    </style:style>
    <style:style style:name="T1" style:family="text">
      <style:text-properties fo:language="pt" fo:country="AO"/>
    </style:style>
    <style:style style:name="T2" style:family="text">
      <style:text-properties style:text-underline-style="none"/>
    </style:style>
    <style:style style:name="T3" style:family="text">
      <style:text-properties style:text-underline-style="none" officeooo:rsid="00149901"/>
    </style:style>
    <style:style style:name="T4" style:family="text">
      <style:text-properties style:text-underline-style="none" officeooo:rsid="0014f54e"/>
    </style:style>
    <style:style style:name="T5" style:family="text">
      <style:text-properties style:text-underline-style="none" officeooo:rsid="0016d5bc"/>
    </style:style>
    <style:style style:name="T6" style:family="text">
      <style:text-properties style:text-underline-style="none" officeooo:rsid="0018e5cf"/>
    </style:style>
    <style:style style:name="T7" style:family="text">
      <style:text-properties style:text-underline-style="none" officeooo:rsid="002138e7"/>
    </style:style>
    <style:style style:name="T8" style:family="text">
      <style:text-properties officeooo:rsid="001960d5"/>
    </style:style>
    <style:style style:name="T9" style:family="text">
      <style:text-properties officeooo:rsid="001cb7d9"/>
    </style:style>
    <style:style style:name="T10" style:family="text">
      <style:text-properties officeooo:rsid="001ea8a6"/>
    </style:style>
    <style:style style:name="T11" style:family="text">
      <style:text-properties officeooo:rsid="001ea99d"/>
    </style:style>
    <style:style style:name="T12" style:family="text">
      <style:text-properties officeooo:rsid="0022510b"/>
    </style:style>
    <style:style style:name="T13" style:family="text">
      <style:text-properties officeooo:rsid="0024a061"/>
    </style:style>
    <style:style style:name="T14" style:family="text">
      <style:text-properties officeooo:rsid="0027b5e5"/>
    </style:style>
    <style:style style:name="T15" style:family="text">
      <style:text-properties officeooo:rsid="0027fb10"/>
    </style:style>
    <style:style style:name="T16" style:family="text">
      <style:text-properties officeooo:rsid="0028a0cb"/>
    </style:style>
    <style:style style:name="T17" style:family="text">
      <style:text-properties officeooo:rsid="002a6bde"/>
    </style:style>
    <style:style style:name="T18" style:family="text">
      <style:text-properties officeooo:rsid="002c623d"/>
    </style:style>
    <style:style style:name="T19" style:family="text">
      <style:text-properties officeooo:rsid="002d2064"/>
    </style:style>
    <style:style style:name="T20" style:family="text">
      <style:text-properties officeooo:rsid="002ea44b"/>
    </style:style>
    <style:style style:name="T21" style:family="text">
      <style:text-properties officeooo:rsid="003009d5"/>
    </style:style>
    <style:style style:name="T22" style:family="text">
      <style:text-properties officeooo:rsid="003065b0"/>
    </style:style>
    <style:style style:name="T23" style:family="text">
      <style:text-properties fo:font-style="italic" fo:font-weight="bold"/>
    </style:style>
    <style:style style:name="T24" style:family="text">
      <style:text-properties officeooo:rsid="0031bd7a"/>
    </style:style>
    <style:style style:name="T25" style:family="text">
      <style:text-properties officeooo:rsid="00329a6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escrições de</text:span> quarto:</text:p>
      <text:p text:style-name="P1"/>
      <text:p text:style-name="P2">Casa do protagonista:</text:p>
      <text:p text:style-name="P2"/>
      <text:p text:style-name="P13">Seu apartamento. Nunca foi muita coisa mesmo, principalmente levando em consideração que você mora sozinho. Logo a sua frente pode-se ver sua sala, com seu velho sofá roído de traças e sua lareira. Alguns livros se encontram empilhados num canto, visto que você ainda não conseguiu comprar uma estante. A sua esquerda você pode ver sua cozinha, nas sombras. Seu quarto se encontra no final do corredor. Nada lá além da sua cama, desarrumada, e um pequeno armário.</text:p>
      <text:p text:style-name="P13"/>
      <text:p text:style-name="P18">Hoje é o aniversário do seu padrinho. Como nos últimos anos, você resolve lhe fazer uma visita para almoçar.</text:p>
      <text:p text:style-name="P18"/>
      <text:p text:style-name="P18">[Ficar em casa]</text:p>
      <text:p text:style-name="P18"/>
      <text:p text:style-name="P18">GAME OVER</text:p>
      <text:p text:style-name="P18"/>
      <text:p text:style-name="P18">[Ir ao parque]</text:p>
      <text:p text:style-name="P18"/>
      <text:p text:style-name="P18">[Visitar seu padrinho]</text:p>
      <text:p text:style-name="P13"/>
      <text:p text:style-name="P19">Assim que você chega em frente a casa de seu padrinho você percebe que algo está errado. Ele sempre foi um homem muito organizado e meticuloso, e apesar de morar sozinho sua casa estava sempre em perfeita ordem. Ele nunca deixaria a porta de entrada aberta.</text:p>
      <text:p text:style-name="P13"/>
      <text:p text:style-name="P10">Parque:</text:p>
      <text:p text:style-name="P10"/>
      <text:p text:style-name="P18">O parque da cidade é o seu lugar favorito. Embora não se possa dizer que é bem cuidado, pelo menos te traz boas lembranças. Mas não há muito para fazer por aqui nessa hora do dia.</text:p>
      <text:p text:style-name="P10"/>
      <text:p text:style-name="P18">[Voltar para casa]</text:p>
      <text:p text:style-name="P13"/>
      <text:p text:style-name="P2">Casa do padrinho:</text:p>
      <text:p text:style-name="P2"/>
      <text:p text:style-name="P2"><text:span text:style-name="T2">Você se encontra no hall de entrada da casa do seu padrinho. Mansão, mais exat</text:span><text:span text:style-name="T7">amente</text:span><text:span text:style-name="T2">. Só este cômodo tem quase o tamanho do seu apartamento. Um grande tapete se estende da porta de entrada até uma grande escadaria encurvada, levando ao segundo andar. Quadros, esculturas, armaduras e tapeçarias forram as paredes. Uma enorme e luxuosa lareira se encontra no fim da sala, ao lado da escada. As portas para a direita se encontram fechadas, mas você sabe que levam a copa e ao salão de jantar. À esquerda, a porta para o salão de baile se encontra fechada. A segunda porta se encontra aberta. Você consegue avistar </text:span><text:span text:style-name="T3">de relance a primeira estante da enorme biblioteca do seu padrinho.</text:span></text:p>
      <text:p text:style-name="P2"/>
      <text:p text:style-name="P20">[Investigar a copa]</text:p>
      <text:p text:style-name="P20"/>
      <text:p text:style-name="P20">A porta está trancada.</text:p>
      <text:p text:style-name="P20"/>
      <text:p text:style-name="P20">[Investigar a cozinha]</text:p>
      <text:p text:style-name="P20"/>
      <text:p text:style-name="P20">A porta está trancada.</text:p>
      <text:p text:style-name="P20"/>
      <text:p text:style-name="P20">[Investigar o salão de baile]</text:p>
      <text:p text:style-name="P20"/>
      <text:p text:style-name="P20"><text:soft-page-break/>Você abre a porta, mas tudo está escuro. Todas as cortinas devem estar fechadas. Fora isso, o cômodo parece estar vazio.</text:p>
      <text:p text:style-name="P20"/>
      <text:p text:style-name="P20">{Depois de completar a investigação}</text:p>
      <text:p text:style-name="P2"/>
      <text:p text:style-name="P20">[Examinar salão de bailes]</text:p>
      <text:p text:style-name="P2"/>
      <text:p text:style-name="P20">Dessa vez você se dá ao trabalho de examinar o salão de bailes. Você acha uma lanterna encostada perto da porta, acende, e começa a perambular. Embora o ambiente tenha parecido vazio antes, você descobre que na verdade todos os móveis estão empilhados nos cantos da sala, como se tivessem sido empurrados para abrir espaço no meio.</text:p>
      <text:p text:style-name="P20"/>
      <text:p text:style-name="P20">[Examinar móveis]</text:p>
      <text:p text:style-name="P20"/>
      <text:p text:style-name="P20">Você aproxima sua lanterna dos vários móveis. Mesas, cadeiras, um ou outro vaso ou decoração. Nada chama sua atenção.</text:p>
      <text:p text:style-name="P20"/>
      <text:p text:style-name="P20">[Examinar as cortinas]</text:p>
      <text:p text:style-name="P20"/>
      <text:p text:style-name="P20">Não tem nada de mais nas cortinas. Mas elas são pesadas demais para você se dar ao trabalho de abrir todas.</text:p>
      <text:p text:style-name="P20"/>
      <text:p text:style-name="P20">[Examinar o piso]</text:p>
      <text:p text:style-name="P20"/>
      <text:p text:style-name="P20">Você aproxima sua lanterna do chão e começa a procurar por alguma coisa for a do comum. Ao cruzar o meio da sala, o som dos seus passos muda. O piso do meio do salão é <text:span text:style-name="T12">de madeira, </text:span>diferente do resto. <text:span text:style-name="T12">Uma pequena alavanca, inteligentemente escondida, lhe dá acesso a um escuro lance de escadas.</text:span></text:p>
      <text:p text:style-name="P2"/>
      <text:p text:style-name="P3">Biblioteca do padrinho:</text:p>
      <text:p text:style-name="P3"/>
      <text:p text:style-name="P16">Você está na biblioteca colossal da mansão do seu padrinho. Nunca você viu tanto papel num mesmo lugar. Deve haver centenas de livros aqui, e com certeza ele não tem como ter lido a todos. Uma aconchegante lareira se encontra no canto direito, ainda com algumas brasas. Na frente dela duas poltronas de feltro fornecem conforto para possíveis leitores. Uma mesa de escritório se encontra no canto esquerdo. Estranhamente, apesar da organização militar de seu padrinho, há vários papéis espalhados sobre a mesa e a cadeira.</text:p>
      <text:p text:style-name="P16"/>
      <text:p text:style-name="P20">[Examinar papéis]</text:p>
      <text:p text:style-name="P3"/>
      <text:p text:style-name="P21">Você pega os papéis, mas o cômodo está muito escuro para você ler qualquer coisa.</text:p>
      <text:p text:style-name="P21"/>
      <text:p text:style-name="P21">[Reavivar a lareira]</text:p>
      <text:p text:style-name="P21"/>
      <text:p text:style-name="P21">As brasas estão frias demais para você poder reavivá-las.</text:p>
      <text:p text:style-name="P21"/>
      <text:p text:style-name="P21">[Acender uma vela]</text:p>
      <text:p text:style-name="P21"/>
      <text:p text:style-name="P21">Agora sim, com a vela em mãos você consegue finalmente ler os papéis.</text:p>
      <text:p text:style-name="P22"><text:span text:style-name="T13">A maior parte são </text:span>correspondências, endereçadas ao seu padrinho. <text:span text:style-name="T13">O jornal do dia, de dois dias atrás, também estava junto. Um pequeno envelope marrom está no fundo da pilha.</text:span></text:p>
      <text:p text:style-name="P22"/>
      <text:p text:style-name="P23"><text:soft-page-break/>[Examinar cartas]</text:p>
      <text:p text:style-name="P22"/>
      <text:p text:style-name="P22"><text:span text:style-name="T13">As duas primeiras são propagandas. A terceira é um relatório de investimentos. A quarta</text:span> te chama a atenção. Num papel timbrado, de alta qualidade, um convite para jantar. O que te causa estranhamento, na verdade, não é o convite em si. Seu padrinho é um homem público, afinal. Mas o local no convite é um pequeno bar, de baixa classe, localizado na esquina do cartório. Você mesmo nunca entrou no lugar, não achando que ele possua uma boa aparência. Uma carta de tão boa qualidade convidando para um local tão medíocre, ainda por cima sem identificação do remetente, não é algo que se vê todo dia.</text:p>
      <text:p text:style-name="P21">A data do convite <text:span text:style-name="T13">foi ontem a noite</text:span>. Talvez ainda valha a pena investigar o bar.</text:p>
      <text:p text:style-name="P3"/>
      <text:p text:style-name="P23">[Examinar o jornal]</text:p>
      <text:p text:style-name="P23"/>
      <text:p text:style-name="P23">Você resolve abrir o jornal. Nada te salta aos olhos no princípio. Porém, perdido nas páginas mais internas, uma notícia foi marcada a tinta. É uma nota de fim de página sobre a paralisação das obras de reformas dos esgotos do bairro, após o desaparecimento do terceiro funcionário em três semanas.</text:p>
      <text:p text:style-name="P23">Porque seu padrinho estaria interessado nos desaparecimentos de funcionários de manutenção da rede de esgotos?</text:p>
      <text:p text:style-name="P4"/>
      <text:p text:style-name="P23">[Examinar envelope]</text:p>
      <text:p text:style-name="P23"/>
      <text:p text:style-name="P23">Um envelope pequeno e uniforme. Ao abri-lo, você encontra o cartão de biblioteca de seu padrinho. Parece que ele está com um livro em atraso, o que não faz sentido, conhecendo seu padrinho. O que será que ele estava lendo?</text:p>
      <text:p text:style-name="P23"/>
      <text:p text:style-name="P23">[Examinar livro]</text:p>
      <text:p text:style-name="P23"/>
      <text:p text:style-name="P24">Você não consegue achar o livro em lugar nenhum. Talvez devesse ir direto a biblioteca?</text:p>
      <text:p text:style-name="P23"/>
      <text:p text:style-name="P3">Biblioteca:</text:p>
      <text:p text:style-name="P3"/>
      <text:p text:style-name="P5"><text:span text:style-name="T2">A biblioteca pública. Um prédio </text:span><text:span text:style-name="T4">cinzento </text:span><text:span text:style-name="T2">de mármore lúgrebe. </text:span><text:span text:style-name="T4">Você nunca realmente veio aqui antes, afinal, nunca precisou. Estantes enormes, de dois andares de altura, ocupam todas as paredes. Pequenas mesas de leitura ocupam corredores no centro do prédio. Logo a sua frente está a recepcionista. Todo o lugar está bastante vazio, na verdade. </text:span><text:span text:style-name="T5">(Você não vê ninguém além da recepcionista./O lugar tem uma calma de cemitério). </text:span><text:span text:style-name="T4">Você não deve ser o único a não gostar de ler.</text:span></text:p>
      <text:p text:style-name="P5"/>
      <text:p text:style-name="P11"><text:span text:style-name="T4">[</text:span><text:span text:style-name="T2">Perguntar à recepcionista sobre o livro]</text:span></text:p>
      <text:p text:style-name="P11"/>
      <text:p text:style-name="P24">Você se aproxima da recepcionista, que está entretida com um livro de bolso. Ela olha para você quando se aproxima:</text:p>
      <text:p text:style-name="P24">“Pois não?”</text:p>
      <text:p text:style-name="P24">Você explica, de forma resumida, que encontrou o cartão da biblioteca de seu padrinho e viu que ele estava devendo um livro. Mas, como você não achou o livro em lugar nenhum, veio aqui para conseguir mais detalhes.</text:p>
      <text:p text:style-name="P24">A funcionária se mostra um pouco incomodada com o fato, afinal o livro já está com quase uma semana de atraso, e desaparecido. Ainda assim, ela te indica o nome da obra.</text:p>
      <text:p text:style-name="P24">Você pede para ver outra edição do livro, para poder facilitar na sua busca, e ela te indica a seção correta.</text:p>
      <text:p text:style-name="P11"/>
      <text:p text:style-name="P24">O livro é um estranho e antigo tomo sobre demonologia. Segundo a introdução, foi escrito para ajudar a identificar e combater diversos males sobrenaturais que poderiam ser liberados sobre a <text:soft-page-break/>humanidade. Por que diabos seu padrinho estaria interessado em tal crendice?</text:p>
      <text:p text:style-name="P24"/>
      <text:p text:style-name="P24">Você se despede da recepcionista, prometendo procurar o livro perdido, e volta pra casa.</text:p>
      <text:p text:style-name="P12"/>
      <text:p text:style-name="P6">Bar:</text:p>
      <text:p text:style-name="P6"/>
      <text:p text:style-name="P6"><text:span text:style-name="T2">Este pequeno bar nunca realmente chamou sua atenção. Escondido entre uma alfaiataria e uma loja de penhores, a janela está sempre tão suja de fuligem que não se pode ver através. O ambiente interno não é nada melhor. Quase não se pode ver um palmo diante do nariz por causa da fumaça. Alguns </text:span><text:span text:style-name="T5">bancos comuns se encontram na frente do balcão. Na parede, por toda extensão do bar, pequenas mesas com cadeiras estofadas concentram a maioria dos clientes. O bartender está de costas para você, pegando alguma coisa da estante. (abaixado, pegando algo da parte inferior do balcão./limpando copos.) </text:span><text:span text:style-name="T6">Nesse horário o bar não está muito cheio.</text:span></text:p>
      <text:p text:style-name="P6"/>
      <text:p text:style-name="P24">[Pedir uma bebida]</text:p>
      <text:p text:style-name="P24"/>
      <text:p text:style-name="P24">Você se aproxima do balcão e pede uma <text:span text:style-name="T14">cerveja. O bartender deixa de lado o que estava fazendo e se põem a te servir. Aproveitando a situação, você começa uma conversa.</text:span></text:p>
      <text:p text:style-name="P24"/>
      <text:p text:style-name="P24">[Conversar com o bartender]</text:p>
      <text:p text:style-name="P6"/>
      <text:p text:style-name="P25">Você pergunta ao bartender se ele por acaso conhece seu padrinho, por nome, e ele diz que não. Pergunta então por aparência. Ele responde que nenhum dos regulares se encaixa nessa descrição, e ele não consegue se lembrar de todos os clientes.</text:p>
      <text:p text:style-name="P25">Mudando de técnica, você pergunta se ele se lembra de dois senhores bem vestidos, um deles seu padrinho, que se encontraram no bar na noite anterior. “Bem, conhecendo minha clientela, dizer que são bem vestidos já elimina a metade.” Diz também que as únicas pessoas assim que vieram na noite passada foi o Lorde Wayne e um convidado. “Pensando bem, este convidado cabia na descrição do seu padrinho”.</text:p>
      <text:p text:style-name="P25">Agradeço pela ajuda, mas saio ainda mais confuso. Será que o estimado Lorde Wayne saberia me explicar o desaparecimento do meu padrinho? Talvez devesse encontrá-lo na câmara. Se correr posso chegar antes do almoço.</text:p>
      <text:p text:style-name="P6"/>
      <text:p text:style-name="P7">Esgotos:</text:p>
      <text:p text:style-name="P7"/>
      <text:p text:style-name="P17">Você entra nos esgotos, descendo uma série de escadas na margem do rio.</text:p>
      <text:p text:style-name="P7"/>
      <text:p text:style-name="P17">O túnel que você se encontra é bem pequeno, sua cabeça quase toca o teto./Esse túnel está todo tomado de musgos, revestindo as paredes./Esse túnel é surpreendentemente iluminado, graças aos bueiros que dão para a rua./Esse túnel é muito escuro, você não tem certeza onde está pisando./ Esse túnel tem um fio d'água no fundo, cada passo seu faz barulho.</text:p>
      <text:p text:style-name="P7"/>
      <text:p text:style-name="P17">Esse túnel tem uma abertura no lado esquerdo, por onde chega uma lux bruxuleante. <text:span text:style-name="T15">Alguma coisa parece estranha sobre este local.</text:span></text:p>
      <text:p text:style-name="P17"/>
      <text:p text:style-name="P26">[Entrar no aposento]</text:p>
      <text:p text:style-name="P26"/>
      <text:p text:style-name="P26">Quando você tenta entrar no aposento, é agarrado por trás. Você não consegue ver seu atacante, mas consegue sentir muito bem a ponta de uma adaga contra sua garganta.</text:p>
      <text:p text:style-name="P26"/>
      <text:p text:style-name="P26">GAME OVER – <text:span text:style-name="T25">SURPRESA!</text:span></text:p>
      <text:p text:style-name="P26"/>
      <text:p text:style-name="P26"><text:soft-page-break/>[Espiar o aposento]</text:p>
      <text:p text:style-name="P7"/>
      <text:p text:style-name="P17"><text:span text:style-name="T15">Lentamente, agachado, você se aproxima da abertura. O aposento</text:span> a sua frente é bem grande, semicircular e revestida de pedras. Um grupo de talvez dez pessoas, cobertas com túnicas <text:span text:style-name="T24">roxas</text:span> se encontra no centro. Eles estão cantando numa língua desconhecida para você, e parecem estar em transe. No meio do círculo uma figura solitária se contorce no chão. Uma mulher, nua, de não mais de 20 anos. Conforme o canto chega a seu ápice, uma das figuras se separa do grupo e avança, ameaçadoramente, em direção a mulher no chão. De algum lugar nas dobras de seu manto ele saca uma adaga de aparência sinistra, que, com toda força, desce no peito da moça. Ela solta um grito aterrorizante, por apenas um momento, e então se cala.</text:p>
      <text:p text:style-name="P17">Atordoado, você percebe que todos se encontram em silêncio. O assassino, no centro do círculo, remove seu capuz.</text:p>
      <text:p text:style-name="P26">Você senta, atordoado. Não consegue crer no que viu. O assassino não é ninguém menos que Lorde Wayne, líder da câmara e mais forte candidato a sucessão do primeiro ministro.</text:p>
      <text:p text:style-name="P26">Rápido, mas silenciosamente, você retorna a superfície.</text:p>
      <text:p text:style-name="P8"/>
      <text:p text:style-name="P8">Câmara:</text:p>
      <text:p text:style-name="P14"/>
      <text:p text:style-name="P14">Você está de frente a câmara. Uma grande construção, a segunda mais antiga da cidade, foi o centro da vida política da região desde sempre. Pelo menos até onde você sabe. As escadas levam a um par de portas de carvalho, tão enceradas que são quase um espelho. O pouco do hall que você consegue ver daqui está cheio de gente, de um lado para o outro.</text:p>
      <text:p text:style-name="P14"/>
      <text:p text:style-name="P15">Você se encontra na principal sala de audiências. Está vazio agora, a próxima sessão começando em um hora. Diversas cadeiras se organizam em fileiras <text:span text:style-name="T8">perfeitamente simétricas. Toda a pompa foi utilizada na decoração do ambiente. Você se move rumo ao fundo da sala, onde uma cortina a separa da antessala. Conforme se aproxima, você percebe duas pessoas conversando do outro lado da sala, sendo que a primeira é exatamente quem você veio procurar.</text:span></text:p>
      <text:p text:style-name="P15"/>
      <text:p text:style-name="P50">[Se aproximar silenciosamente]</text:p>
      <text:p text:style-name="P15"/>
      <text:p text:style-name="P26">(IF Esgoto não completado)</text:p>
      <text:p text:style-name="P26"/>
      <text:p text:style-name="P26">“...e é por isso que nós devemos agir rápido.”</text:p>
      <text:p text:style-name="P26">Você reconhece essa voz, é a daquele político famoso e renomado discursante, Lorde Wayne.</text:p>
      <text:p text:style-name="P26">“Não podemos esperar nem mais um dia, o ritual deve ser realizado esta noite. Como vão os <text:span text:style-name="T16">preparativos</text:span>?”. Ritual?</text:p>
      <text:p text:style-name="P26">“Meu senhor, falta apenas <text:span text:style-name="T16">o</text:span> <text:span text:style-name="T16">últimos</text:span> <text:span text:style-name="T16">sacrifício</text:span>, no último nexus”. <text:span text:style-name="T16">Nexus? Sacrifício</text:span>? Essa voz não me é familiar, mas não me atrevo a mover, com medo de ser percebido.</text:p>
      <text:p text:style-name="P26">“Eu mesmo tomarei conta disso. <text:span text:style-name="T16">Reúna todos, estarei lá.”</text:span></text:p>
      <text:p text:style-name="P26">“<text:span text:style-name="T16">Sim, meu senhor. Depois iremos imediatamente para a mansão do Campo Alto?”. O meu padrinho mora no Campo Alto!</text:span></text:p>
      <text:p text:style-name="P28">“Imediatamente. Não disse que não temos tempo a perder? Agora vá, te encontro mais tarde”</text:p>
      <text:p text:style-name="P28">“Senhor.”</text:p>
      <text:p text:style-name="P28">Escuto se levantarem e começaram a andar. Felizmente não veem em minha direção. O que era essa conversa de rituais e sacrifícios?</text:p>
      <text:p text:style-name="P15"/>
      <text:p text:style-name="P26">(IF Esgoto Completado)</text:p>
      <text:p text:style-name="P15"/>
      <text:p text:style-name="P27">“...e é por isso que nós devemos agir rápido.”</text:p>
      <text:p text:style-name="P27">Você reconhece essa voz, é a<text:span text:style-name="T16">quele maldito</text:span> Lorde Wayne.</text:p>
      <text:p text:style-name="P27">“Não podemos esperar nem mais um dia, o ritual deve ser realizado esta noite. Como vão os <text:soft-page-break/><text:span text:style-name="T16">preparativos</text:span>?”. Ritual?</text:p>
      <text:p text:style-name="P27">“Meu senhor<text:span text:style-name="T16"> realizou</text:span> <text:span text:style-name="T16">o</text:span> <text:span text:style-name="T16">últimos</text:span> <text:span text:style-name="T16">sacrifício</text:span>, no último nexus”. <text:span text:style-name="T16">Nexus? Sacrifício</text:span>? <text:span text:style-name="T16">Foi isso aquela loucura que você presenciou nos esgotos?</text:span></text:p>
      <text:p text:style-name="P27">“<text:span text:style-name="T16">Bom saber, nos dirigiremos diariamente para a mansão no Campo Alto esta noite.”. O meu padrinho mora no Campo Alto!</text:span></text:p>
      <text:p text:style-name="P28">“Senhor! Não prefere se preparar melhor, esperar a chegada de todos os acólitos?' <text:span text:style-name="T15">Essa voz não me é familiar, mas não me atrevo a mover, com medo de ser percebido.</text:span></text:p>
      <text:p text:style-name="P28">“Imediatamente. Não disse que não temos tempo a perder? Agora vá, te encontro mais tarde”</text:p>
      <text:p text:style-name="P28">“Senhor.”</text:p>
      <text:p text:style-name="P28">Escuto se levantarem e começaram a andar. Felizmente não veem em minha direção. O que era essa conversa de rituais e sacrifícios?</text:p>
      <text:p text:style-name="P48"/>
      <text:p text:style-name="P50">[Puxar a cortina]</text:p>
      <text:p text:style-name="P50"/>
      <text:p text:style-name="P50">Você puxa abruptamente a cortina. Do outro lado está Lorde Wayne, e um homem que você não conhece em robes roxo escuro. “A há!”, você diz, apontando o dedo na cara do Lorde. Mais rápido que você consegue ver, o outro homem saca uma adaga e enfia na sua garganta.</text:p>
      <text:p text:style-name="P50"/>
      <text:p text:style-name="P50">GAME OVER – NÃO SÓ MORREU, COMO CONDENOU O MUNDO A PERDIÇÃO</text:p>
      <text:p text:style-name="P15"/>
      <text:p text:style-name="P9">Base secreta dos vilões:</text:p>
      <text:p text:style-name="P9"/>
      <text:p text:style-name="P9"/>
      <text:list xml:id="list1781893526730058760" text:style-name="L1">
        <text:list-item>
          <text:p text:style-name="P30">Você se encontra no pé da escada, numa pequena sala revestida de pedra. Um corredor começa a sua frente, rumo norte, mas você não consegue ver onde termina.</text:p>
        </text:list-item>
        <text:list-item>
          <text:p text:style-name="P30">Tem uma teia de aranha enorme num canto da sala. O fato de você não ver a aranha só te deixa ainda mais nervoso. Há duas saídas, a leste e oeste.</text:p>
        </text:list-item>
        <text:list-item>
          <text:p text:style-name="P31">Uma tocha no canto deixa essa junção bem iluminada. Você pode seguir pro norte ou leste.</text:p>
        </text:list-item>
        <text:list-item>
          <text:p text:style-name="P30">Não há nada de especial aqui. Você pode seguir para o sul ou oeste.</text:p>
        </text:list-item>
        <text:list-item>
          <text:p text:style-name="P30">Essa sala parece uma masmorra. A sua direita e esquerda há diversas celas, todas vazias. Você consegue ver movimento na cela no fim do corredor. Você se aproxima da cela, e realmente, tem alguém encolhido no canto. A figura se levanta quando você se aproxima, e você percebe que se trata do seu padrinho. Suas roupas estão imundas e seu rosto é o de alguém que não se alimenta bem a semanas.</text:p>
        </text:list-item>
        <text:list-item>
          <text:p text:style-name="P31">Você está num corredor escuro e apertado. A única saída é ao norte.</text:p>
        </text:list-item>
        <text:list-item>
          <text:p text:style-name="P31">Está câmara está coberta de poeira. Parece que ninguém passa aqui em muito tempo. Você pode seguir a leste e oeste.</text:p>
        </text:list-item>
        <text:list-item>
          <text:p text:style-name="P31">Esse corredor é tão estreito que você tem que passar de lado. O único caminho é rumo oeste.</text:p>
        </text:list-item>
        <text:list-item>
          <text:p text:style-name="P31">Nessa região os túneis se dividem em três direções, norte, leste e sul.</text:p>
        </text:list-item>
        <text:list-item>
          <text:p text:style-name="P31">Este corredor é igual todos os outros. A única saída é sul.</text:p>
        </text:list-item>
        <text:list-item>
          <text:p text:style-name="P31">Está parte dos túneis está meio colapsada. Você pode ver passagens ao norte, leste e oeste. A passagem a sul está bloqueada com entulho.</text:p>
        </text:list-item>
        <text:list-item>
          <text:p text:style-name="P31">O resto desse túnel está fechado por um desmoronamento. <text:span text:style-name="T21">Há várias coisas espalhadas pelo chão.</text:span></text:p>
        </text:list-item>
        <text:list-item>
          <text:p text:style-name="P31">Existe uma pequena grade de ventilação no canto <text:span text:style-name="T9">esquerdo</text:span> dessa sala. Fora isso, não há nada de interesse aqui.</text:p>
        </text:list-item>
        <text:list-item>
          <text:p text:style-name="P33">Você tem que passar com cuidado por aqui, já que não se enxerga um palmo na frente do nariz. Só pode seguir norte.</text:p>
        </text:list-item>
        <text:list-item>
          <text:p text:style-name="P33">Outro corredor apertado. Isso está ficando monótono.</text:p>
        </text:list-item>
        <text:list-item>
          <text:p text:style-name="P33">Nesse corredor um par de cultistas com tochas mantém vigília. Uma caixa grande de papelão está jogada num canto.</text:p>
          <text:list>
            <text:list-item>
              <text:p text:style-name="P46">[Tentar passar pelos cultistas]</text:p>
              <text:list>
                <text:list-item>
                  <text:p text:style-name="P46"><text:soft-page-break/>Os cultistas não parecem muito espertos, ou fortes. Além do mais, essa caixa pode ser útil.</text:p>
                </text:list-item>
                <text:list-item>
                  <text:p text:style-name="P46">[Usar caixa]</text:p>
                  <text:list>
                    <text:list-item>
                      <text:p text:style-name="P46">Você se esconde embaixo da caixa, e começa a rastejar lentamente em direção a porta. Incrivelmente, os guardas não percebem nada. Mas é uma pena que você seja alérgico a poeira, e solta um espirro monumental. Imediatamente, o cultista mais próximo te dá um forte chute, te atingindo bem na cabeça. O mundo escurece.</text:p>
                    </text:list-item>
                    <text:list-item>
                      <text:p text:style-name="P46">GAME OVER – MALDITA ALERGIA</text:p>
                    </text:list-item>
                  </text:list>
                </text:list-item>
                <text:list-item>
                  <text:p text:style-name="P46">[Não usar caixa]</text:p>
                  <text:list>
                    <text:list-item>
                      <text:p text:style-name="P46">isso seria estúpido demais, nem esses guardas cairiam. Você resolve enfrentá-los no braço mesmo. Você chega gritando, balançando os braços, e corre em direção aos cultistas. O mais próximo, sem nem te olhar, te dá um soco de direita entre os olhos. O mundo escurece.</text:p>
                    </text:list-item>
                    <text:list-item>
                      <text:p text:style-name="P46">GAME OVER – ESTE NÃO É ESSE TIPO DE JOGO </text:p>
                    </text:list-item>
                  </text:list>
                </text:list-item>
              </text:list>
            </text:list-item>
          </text:list>
        </text:list-item>
        <text:list-item>
          <text:p text:style-name="P34">Na sua frente, no fim do corredor, um par de grandes portas de ferro fundido completam o look sinistro desse <text:span text:style-name="T10">lu</text:span>gar.</text:p>
        </text:list-item>
        <text:list-item>
          <text:p text:style-name="P35">Essa passagem é escura e apertada, e tão coberta de poeira que não deve ter sido usada em décadas.</text:p>
        </text:list-item>
        <text:list-item>
          <text:p text:style-name="P36"><text:span text:style-name="T11">Você está na sombra de uma coluna, e precisa se mover para poder enxergar dentro da sala. </text:span>Esta com certeza é a maior câmara subterrânea que você já viu. Deve ser o coração desse complexo. Dezenas de colunas, espaçadas regularmente, sustentam um teto a pelo menos 4 metros do chão. Várias tochas garantem uma boa iluminação, embora o teto permaneça nas sombras. Cerca de 50 pessoas se encontram lá embaixo, no piso, cantando e se <text:span text:style-name="T11">movendo</text:span> num ritmo perturbador. O líder do ritual se encontra no centro do círculo, segurando a adaga. <text:span text:style-name="T11">Ninguém te viu ainda, é sua chance.</text:span></text:p>
        </text:list-item>
      </text:list>
      <text:p text:style-name="P37"/>
      <text:p text:style-name="P38">[Conversa com padrinho]</text:p>
      <text:p text:style-name="P38"/>
      <text:p text:style-name="P38">“F...Filho? O que você está fazendo aqui? Como você entrou?”</text:p>
      <text:p text:style-name="P38">Também estava surpreso de ver meu padrinho em tal situação. <text:span text:style-name="T17">Eram tantas perguntas que nenhum de nós respondíamos as do outro. Fui o primeiro a parar e responder os questionamentos de meu padrinho.</text:span></text:p>
      <text:p text:style-name="P39">Expliquei como tinha ido o procurar, pois era seu aniversário. Como fiquei preocupado com o seu desaparecimento e os sinais que vi na casa, e resolvi procurá-lo. Também contei sobre o pouco que pude descobrir sobre os <text:span text:style-name="T18">estranhos</text:span> acontecimentos que estavam acontecendo.</text:p>
      <text:p text:style-name="P39">“Eu nunca quis que chegasse a este ponto...” Ele nunca quis?</text:p>
      <text:p text:style-name="P39">“Tentei deixar você fora disso, filho, mas parece que foi em vão. Eu sou, ou era, o líder do capítulo <text:span text:style-name="T18">regional dos</text:span> Illuminati. <text:span text:style-name="T18">Nossa ordem já foi grande, mas agora é apenas uma sombra de seu passado.”</text:span></text:p>
      <text:p text:style-name="P39">“<text:span text:style-name="T18">Infelizmente, há aqueles que acreditam que podem ter tudo a força. E sua insanidade pode nos custar demais.”</text:span></text:p>
      <text:p text:style-name="P39">“<text:span text:style-name="T19">Os Illuminati sempre tiveram diversos registros e estudos das artes arcanas e profanas, graças a alguns admiradores, como Lorde Wayne”</text:span></text:p>
      <text:p text:style-name="P39">“<text:span text:style-name="T19">Algum tempo atrás ele redescobriu um tomo ancião, que discutia sobre uma terrível força, e como trazê-la para nosso plano.”.</text:span></text:p>
      <text:p text:style-name="P40">“Em sua loucura, Lorde Wayne se convenceu, e a diversos outros, que a invocação deste mal antigo e incompreensível seria a chave para a volta dos Illuminati ao poder. Para isso ele me destituiu, o verdadeiro <text:s/>grão-mestre, me aprisionou aqui e tomou a liderança”</text:p>
      <text:p text:style-name="P40">Isso explica o desaparecimento.</text:p>
      <text:p text:style-name="P40">“O que ele não compreende é que está sendo controlado pelo livro, e que ao trazer tal entidade para nosso plano estará condenando toda a nossa existência.”</text:p>
      <text:p text:style-name="P40"><text:soft-page-break/>A coisa está feia. Avisei meu padrinho que, pelo que havia entendido, o ritual de invocação deveria ocorrer ainda naquela noite.</text:p>
      <text:p text:style-name="P40">“Você ainda pode interromper o ritual. Se você desconcentrar os acólitos ou impedir o sacrifício, o ritual será impedido de se completar.”</text:p>
      <text:p text:style-name="P40">Mas isso garante que não tentarão de novo, perguntei?</text:p>
      <text:p text:style-name="P40">“Não. Enquanto eles tiverem a posse do tomo, ele poderão tentar o ritual novamente. <text:span text:style-name="T20">Só ficaremos seguros quando o livro for destruído.</text:span>”</text:p>
      <text:p text:style-name="P41">Droga.</text:p>
      <text:p text:style-name="P41">“Rápido, não há tempo a perder. Você tem que impedir o ritual. Existe uma passagem que te levará até os fundos da sala onde eles estão. Essa passagem está escondida na passagem mais ao norte dos túneis. A chave eu perdi enquanto era carregado para cá. Deve estar em algum canto.”</text:p>
      <text:p text:style-name="P42">Você se despede de seu padrinho, que lhe garante que ficará bem, e parte em busca da passagem.</text:p>
      <text:p text:style-name="P42"/>
      <text:p text:style-name="P32"><text:span text:style-name="T21">Sala12 - Você procura entre os vários objetos e encontra uma pequena chave escura</text:span></text:p>
      <text:p text:style-name="P42">Demais – Você procura mas não vê nada além de poeira/Poeira, poeira e poeira/Poeira, poeira, espera... poeira/Nada além de pedras/Urgh, uma barata.</text:p>
      <text:p text:style-name="P42"/>
      <text:p text:style-name="P42">Finalmente você chega no final da <text:s/>passagem. Na sua frente uma pequena porta de madeira deixa passar o som de cânticos, numa língua que você não reconhece. Mas <text:span text:style-name="T22">por algum motivo te faz sentir mal.</text:span> <text:span text:style-name="T22">O ritual está</text:span> começando.</text:p>
      <text:p text:style-name="P43">Você abre a porta, lentamente.</text:p>
      <text:p text:style-name="P43"/>
      <text:p text:style-name="P43">Você precisa fazer alguma coisa pra interromper a cerimonia.</text:p>
      <text:p text:style-name="P43"/>
      <text:p text:style-name="P43">[Examinar o aposento]</text:p>
      <text:p text:style-name="P43"/>
      <text:p text:style-name="P43">As paredes e o chão são revestidos de pedras compactas. O teto é sustentado por seis colunas. Não há mais nenhum objeto além de um pedestal com o livro. Também, a visibilidade é bastante prejudicada pela luz bruxuleante das tochas, que não iluminam nem o teto. Um enorme candelabro, apagado, está quase invisível. Está amarrado por uma corda na próxima coluna, logo depois da qual você está se escondendo.</text:p>
      <text:p text:style-name="P43"/>
      <text:p text:style-name="P43"/>
      <text:p text:style-name="P43"/>
      <text:p text:style-name="P43"/>
      <text:p text:style-name="P44">[Aproximação diplomática]</text:p>
      <text:p text:style-name="P44"/>
      <text:p text:style-name="P44"><text:span text:style-name="T23">LEEEROY JENKINS! </text:span>Você entra correndo e gritando, utilizando toda a sua masculinidade para atordoar os invocadores. Infelizmente, você esquece que está em desvantagem numérica de pelo menos 30 para 1. No final, você se torna o sacrifício para a invocação.</text:p>
      <text:p text:style-name="P44"/>
      <text:p text:style-name="P44">GAME OVER – VOCÊ MORREU, E GARANTIU O FIM DA HUMANIDADE</text:p>
      <text:p text:style-name="P43"/>
      <text:p text:style-name="P44">[Dar no pé]</text:p>
      <text:p text:style-name="P44"/>
      <text:p text:style-name="P44">Quer saber, você nunca acreditou nesse negócio de misticismo mesmo. Essa invocação não vai dar em nada. “Eu vou e voltar pro meu apê”.</text:p>
      <text:p text:style-name="P44"/>
      <text:p text:style-name="P44">GAME OVER – A INVOCAÇÃO DEU CERTO E O NOSSO UNIVERSO ESTÁ CONDENADO</text:p>
      <text:p text:style-name="P43"/>
      <text:p text:style-name="P43">[Derrubar o candelabro]</text:p>
      <text:p text:style-name="P43"/>
      <text:p text:style-name="P44"><text:soft-page-break/>Silenciosamente, você se move para atrás da outra coluna. O candelabro está preso por duas correntes, mas, provavelmente por ser tão pesado, o sistema de elevação utiliza roldanas. É muito fácil para você destravar o mecanismo e derrubar o candelabro. A comoção gerada é suficiente para interromper o ritual. Vários dos acólitos estão feridos, ou mortos, e o próprio Lorde Wayne está embaixo da estrutura.</text:p>
      <text:p text:style-name="P44">O livro foi arremessado, e se encontra no chão do lado oposto da sala de você.</text:p>
      <text:p text:style-name="P44"/>
      <text:p text:style-name="P45">[Olhar para o lado]</text:p>
      <text:p text:style-name="P45"/>
      <text:p text:style-name="P45">Você olha para o lado e vê uma estranha estrutura vermelha. Parece algo como um grande cogumelo, escondido num recesso na parede. Mas ele é duro, feito de uma substância que você desconhece. Tem alguma coisa escrita acima dele: “Autodestruição”. Bem, isso com certeza atrapalharia a invocação.</text:p>
      <text:p text:style-name="P45"/>
      <text:p text:style-name="P45"/>
      <text:p text:style-name="P45"/>
      <text:p text:style-name="P45">[Apertar o botão]</text:p>
      <text:p text:style-name="P45"/>
      <text:p text:style-name="P45">Você aperta o estranho botão em forma de cogumelo. Subitamente, uma luz enorme te cega.</text:p>
      <text:p text:style-name="P45"/>
      <text:p text:style-name="P45">NEUTRAL ENDING – VOCÊ MORREU, MAS SALVOU A HUMANIDADE</text:p>
      <text:p text:style-name="P45"/>
      <text:p text:style-name="P45">[Não apertar]</text:p>
      <text:p text:style-name="P44"/>
      <text:p text:style-name="P45">Melhor não mexer no que não se entende bem.</text:p>
      <text:p text:style-name="P44"/>
      <text:p text:style-name="P45">[Fugir]</text:p>
      <text:p text:style-name="P45"/>
      <text:p text:style-name="P45">Seu dever cumprido, você volta rapidamente pela passagem secreta. Seu padrinho não está mais na cela, e você volta para a casa. Subindo as escadas, seu padrinho quase te atropela, descendo com duas pistolas nas mãos. Você explica o que aconteceu, e os dois vão embora.</text:p>
      <text:p text:style-name="P45">Com sua riqueza, seu padrinho é capaz de se mudar para muito longe, para o outro lado do atlântico. Ele acredita que você está seguro, já que nenhum Illuminati chegou a ver seu rosto.</text:p>
      <text:p text:style-name="P45"/>
      <text:p text:style-name="P45">NEUTRAL ENDING – VOCÊ IMPEDIU O FIM DO MUNDO... POR ENQUANTO.</text:p>
      <text:p text:style-name="P45"/>
      <text:p text:style-name="P45">[Pegar o Livro]</text:p>
      <text:p text:style-name="P45"/>
      <text:p text:style-name="P45">Se aproveitando da confusão geral, você dispara em direção ao livro, braço estendido. Assim que você o agarra, e se vira para fugir, uma mão segura sua canela. Você olha para baixo, bem para os olhos de Lorde Wayne. Um chute é o suficiente para fazê-lo te soltar, e ele cai, inconsciente.</text:p>
      <text:p text:style-name="P45">Voltando pela passagem, você é atropelado pelo seu padrinho, que vinha correndo com uma pistola em cada mão. Depois de o explicar o ocorrido, e mostrar o livro, vocês fogem.</text:p>
      <text:p text:style-name="P45">Com a riqueza dele, você e seu padrinho são capazes de fugir do continente, para o outro lado do atlântico. Não se sabe o que os Illuminati farão para se vingar, principalmente quando Lorde Wayne conseguiu ver seu rosto de perto.</text:p>
      <text:p text:style-name="P45">Vocês tentam de tudo, mas não conseguem destruir o livro. Então decidem escondê-lo, e fazer o possível para não cair em mãos erradas novamente.</text:p>
      <text:p text:style-name="P45"/>
      <text:p text:style-name="P45">GOOD ENDING</text:p>
      <text:p text:style-name="P45"/>
      <text:p text:style-name="P45"/>
      <text:p text:style-name="P4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1T03:12:32.133145359</meta:creation-date>
    <dc:date>2015-04-11T11:33:03.458793165</dc:date>
    <meta:editing-duration>PT1H25M54S</meta:editing-duration>
    <meta:editing-cycles>17</meta:editing-cycles>
    <meta:generator>LibreOffice/4.3.5.2.0$Linux_X86_64 LibreOffice_project/430$Build-2</meta:generator>
    <meta:document-statistic meta:table-count="0" meta:image-count="0" meta:object-count="0" meta:page-count="10" meta:paragraph-count="185" meta:word-count="4031" meta:character-count="23307" meta:non-whitespace-character-count="19476"/>
  </office:meta>
</office:document-meta>
</file>